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101cm" loext:contextual-spacing="false" fo:line-height="115%"/>
      <style:text-properties officeooo:paragraph-rsid="00099171"/>
    </style:style>
    <style:style style:name="P2" style:family="paragraph" style:parent-style-name="Text_20_body" style:list-style-name="L9">
      <style:paragraph-properties fo:margin-top="0cm" fo:margin-bottom="0.101cm" loext:contextual-spacing="false" fo:line-height="115%"/>
      <style:text-properties officeooo:paragraph-rsid="00099171"/>
    </style:style>
    <style:style style:name="P3" style:family="paragraph" style:parent-style-name="Text_20_body">
      <style:paragraph-properties fo:margin-top="0cm" fo:margin-bottom="0.101cm" loext:contextual-spacing="false" fo:line-height="115%"/>
      <style:text-properties officeooo:paragraph-rsid="000b26c8"/>
    </style:style>
    <style:style style:name="P4" style:family="paragraph" style:parent-style-name="Text_20_body" style:list-style-name="L10">
      <style:paragraph-properties fo:margin-top="0cm" fo:margin-bottom="0.101cm" loext:contextual-spacing="false" fo:line-height="115%"/>
      <style:text-properties officeooo:paragraph-rsid="000b26c8"/>
    </style:style>
    <style:style style:name="P5" style:family="paragraph" style:parent-style-name="Text_20_body">
      <style:paragraph-properties fo:margin-top="0cm" fo:margin-bottom="0.101cm" loext:contextual-spacing="false" fo:line-height="115%"/>
      <style:text-properties officeooo:paragraph-rsid="000b8692"/>
    </style:style>
    <style:style style:name="P6" style:family="paragraph" style:parent-style-name="Text_20_body">
      <style:paragraph-properties fo:margin-top="0cm" fo:margin-bottom="0.101cm" loext:contextual-spacing="false" fo:line-height="115%"/>
      <style:text-properties officeooo:rsid="0007cc2d" officeooo:paragraph-rsid="0007cc2d"/>
    </style:style>
    <style:style style:name="P7" style:family="paragraph" style:parent-style-name="Text_20_body">
      <style:paragraph-properties fo:margin-top="0cm" fo:margin-bottom="0.101cm" loext:contextual-spacing="false" fo:line-height="115%"/>
      <style:text-properties officeooo:rsid="00099171" officeooo:paragraph-rsid="00099171"/>
    </style:style>
    <style:style style:name="P8" style:family="paragraph" style:parent-style-name="Text_20_body" style:list-style-name="L9">
      <style:paragraph-properties fo:margin-top="0cm" fo:margin-bottom="0.101cm" loext:contextual-spacing="false" fo:line-height="115%"/>
      <style:text-properties officeooo:rsid="00099171" officeooo:paragraph-rsid="00099171"/>
    </style:style>
    <style:style style:name="P9" style:family="paragraph" style:parent-style-name="Text_20_body">
      <style:paragraph-properties fo:margin-top="0cm" fo:margin-bottom="0.101cm" loext:contextual-spacing="false" fo:line-height="115%"/>
      <style:text-properties officeooo:rsid="000a52be" officeooo:paragraph-rsid="000a52be"/>
    </style:style>
    <style:style style:name="P10" style:family="paragraph" style:parent-style-name="Text_20_body">
      <style:paragraph-properties fo:margin-top="0cm" fo:margin-bottom="0.101cm" loext:contextual-spacing="false" fo:line-height="115%"/>
      <style:text-properties officeooo:rsid="000b26c8" officeooo:paragraph-rsid="000b26c8"/>
    </style:style>
    <style:style style:name="P11" style:family="paragraph" style:parent-style-name="Text_20_body" style:list-style-name="L10">
      <style:paragraph-properties fo:margin-top="0cm" fo:margin-bottom="0.101cm" loext:contextual-spacing="false" fo:line-height="115%"/>
      <style:text-properties officeooo:rsid="000b26c8" officeooo:paragraph-rsid="000b26c8"/>
    </style:style>
    <style:style style:name="P12" style:family="paragraph" style:parent-style-name="Text_20_body">
      <style:paragraph-properties fo:margin-top="0cm" fo:margin-bottom="0.101cm" loext:contextual-spacing="false" fo:line-height="115%"/>
      <style:text-properties officeooo:rsid="000e4fc1" officeooo:paragraph-rsid="000e4fc1"/>
    </style:style>
    <style:style style:name="P13" style:family="paragraph" style:parent-style-name="Text_20_body">
      <style:paragraph-properties fo:margin-top="0cm" fo:margin-bottom="0.101cm" loext:contextual-spacing="false" fo:line-height="115%" fo:text-align="center" style:justify-single-word="false"/>
      <style:text-properties officeooo:rsid="000e4fc1" officeooo:paragraph-rsid="000e4fc1"/>
    </style:style>
    <style:style style:name="P14" style:family="paragraph" style:parent-style-name="Title">
      <style:text-properties fo:font-size="16pt" style:font-size-asian="16pt" style:font-size-complex="16pt"/>
    </style:style>
    <style:style style:name="T1" style:family="text">
      <style:text-properties officeooo:rsid="00099171"/>
    </style:style>
    <style:style style:name="T2" style:family="text">
      <style:text-properties fo:font-style="italic" style:font-style-asian="italic" style:font-style-complex="italic"/>
    </style:style>
    <style:style style:name="T3" style:family="text">
      <style:text-properties fo:font-style="italic" officeooo:rsid="00099171" style:font-style-asian="italic" style:font-style-complex="italic"/>
    </style:style>
    <style:style style:name="T4" style:family="text">
      <style:text-properties fo:font-style="italic" officeooo:rsid="000a52be" style:font-style-asian="italic" style:font-style-complex="italic"/>
    </style:style>
    <style:style style:name="T5" style:family="text">
      <style:text-properties fo:font-style="italic" officeooo:rsid="000b26c8" style:font-style-asian="italic" style:font-style-complex="italic"/>
    </style:style>
    <style:style style:name="T6" style:family="text">
      <style:text-properties fo:font-style="italic" officeooo:rsid="000e4fc1" style:font-style-asian="italic" style:font-style-complex="italic"/>
    </style:style>
    <style:style style:name="T7" style:family="text">
      <style:text-properties fo:font-style="italic" officeooo:rsid="000fad27" style:font-style-asian="italic" style:font-style-complex="italic"/>
    </style:style>
    <style:style style:name="T8" style:family="text">
      <style:text-properties officeooo:rsid="000a52be"/>
    </style:style>
    <style:style style:name="T9" style:family="text">
      <style:text-properties officeooo:rsid="000b26c8"/>
    </style:style>
    <style:style style:name="T10" style:family="text">
      <style:text-properties officeooo:rsid="000b5f6f"/>
    </style:style>
    <style:style style:name="T11" style:family="text">
      <style:text-properties officeooo:rsid="000b8692"/>
    </style:style>
    <style:style style:name="T12" style:family="text">
      <style:text-properties officeooo:rsid="000e4fc1"/>
    </style:style>
    <style:style style:name="T13" style:family="text">
      <style:text-properties officeooo:rsid="000fad27"/>
    </style:style>
    <style:style style:name="T14" style:family="text">
      <style:text-properties officeooo:rsid="001088fe"/>
    </style:style>
    <style:style style:name="T15" style:family="text">
      <style:text-properties officeooo:rsid="00114c3c"/>
    </style:style>
    <style:style style:name="T16" style:family="text">
      <style:text-properties officeooo:rsid="00125df7"/>
    </style:style>
    <style:style style:name="T17" style:family="text">
      <style:text-properties officeooo:rsid="00150436"/>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apply-filter="true" form:method="post" form:control-implementation="ooo:com.sun.star.form.component.Form" office:target-frame="" xlink:href="../../../../../../../../-61ed%3Ffbclid=IwAR11ZTQlVe66miB3ps4WeYJSyIl66D8c2tTekTlI7zgbrdYZiJwDev4ybjs"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61ed%3Ffbclid=IwAR11ZTQlVe66miB3ps4WeYJSyIl66D8c2tTekTlI7zgbrdYZiJwDev4ybjs"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Bereich1">
        <text:p text:style-name="P14">Anmerkungen zum Interdisziplinären Gespräch am 5.2.2021</text:p>
        <text:p text:style-name="P13">Hans-Gert Gräbe, <text:span text:style-name="T15">11.02.2021</text:span></text:p>
        <text:p text:style-name="P6">Bereits in der Ausschreibung zu unserem Interdisziplinären Gespräch <text:span text:style-name="T1">wurde deutlich gemacht, dass wir uns weniger auf die Gültigkeit des einen oder anderen Entwicklungsgesetzes technischer Systeme fokussieren wollten, die in TRIZ-Theoriekorpus auf die eine oder andere Weise formuliert und priorisiert werden, sondern besser verstehen wollten, welche Stellung ein derartiger Komplex von Aussagen im TRIZ-Theoriekorpus hat und wie diese Stellung genauer zu begründen ist. </text:span></text:p>
        <text:p text:style-name="P7">Das war bereits Thema unseres Seminars im zu Ende gegangenen Wintersemester, in dem wir Zugänge verschiedener TRIZ-Schulen zu den Entwicklungsgesetzen genauer studiert hatten, wobei uns insbesondere Unterschiede im Begriff „Gesetz“ bereits <text:span text:style-name="T2">innerhalb </text:span>der Wissenschaft – etwa zwischen Mathematikern und Ph<text:span text:style-name="T16">y</text:span>sikern – aufgefallen sind. Auf dieses Thema ging <text:span text:style-name="T2">Nadine Schumann </text:span>noch einmal in ihrer Präsentation ein.</text:p>
        <text:p text:style-name="P1"><text:span text:style-name="T1">Ins Zentrum der Diskussion schob sich aber noch einmal (nach unserem Seminar im Wintersemester 2019/20) die grundsätzliche Frage, von welchem </text:span><text:span text:style-name="T3">Systembegriff </text:span><text:span text:style-name="T1">(im Singular oder im Plural) auszugehen ist, wenn zu Entwicklungsgesetzen von technischen und „nicht-technischen“ Systemen argumentiert wird. Das „nicht-technisch“ ist hier in Quotes gesetzt, da auch für Management-, kulturelle, ökonomische und sozio-ökologische Systeme gilt, dass diese nach ingenieur-technischen Prinzipien gesteuert werden sollen, in denen ein Realitätsabgleich in Feedbackschleifen zwischen „vernüftiger“ Modellierung als Beschreibungsform und praktischer Realisierung als Vollzugsform erfolgt. </text:span></text:p>
        <text:p text:style-name="P1"><text:span text:style-name="T1">Den Auftakt dazu gab die Präsentation von </text:span><text:span text:style-name="T3">Nikolay Shpakovsky</text:span><text:span text:style-name="T1">, der eine Hierarchie von Systembegriffen bereits in der TRIZ-Theorie selbst diagnostizierte – es sei <text:s/>deutlich zu unterscheiden zwischen</text:span></text:p>
        <text:list xml:id="list527337992" text:style-name="L9">
          <text:list-item>
            <text:p text:style-name="P8">A pure technical system (as a hammer) provides a function. </text:p>
          </text:list-item>
          <text:list-item>
            <text:p text:style-name="P8">A potentially workable system offers a service (design time). </text:p>
          </text:list-item>
          <text:list-item>
            <text:p text:style-name="P8">A really working system executes a process (run time)</text:p>
          </text:list-item>
          <text:list-item>
            <text:p text:style-name="P2"><text:span text:style-name="T1">und einem System, das </text:span><text:span text:style-name="T8">ein </text:span><text:span text:style-name="T4">Produkt </text:span><text:span text:style-name="T8">mit einem gewissen Gebrauchswert liefert (die Marktperspektive, welche von der Herstellerperspektive abstrahiert)</text:span></text:p>
          </text:list-item>
        </text:list>
        <text:p text:style-name="P9">In der Diskussion dazu wurde deutlich, dass ein solcher konzeptioneller Zugang nur für Systeme bis zu einer gewissen Komplexität funktioniert. <text:span text:style-name="T9">Ein solchere „Überschaubarkeitsaspekt“ ist ingenieur-technischen Zugängen allerdings einbeschrieben, denn Modellierungen für eine wirkmächtige Steuerung kommen ohne eine solche Komplexitätsreduktion nicht aus, auf welchem Level der Abstraktion sich diese auch immer bewegen mag. </text:span></text:p>
        <text:p text:style-name="P9"/>
        <text:p text:style-name="P3"><text:span text:style-name="T9">Die Frage zunehmender Unübersichtlichkeit kann im Softwarebereich besonders gut studiert werden, worauf sich die Präsentationen von </text:span><text:span text:style-name="T5">Hans-Gert Gräbe </text:span><text:span text:style-name="T9">und </text:span><text:span text:style-name="T5">Stelian Brad </text:span><text:span text:style-name="T9">fokussierten. In den letzten 50 Jahren wechselten in diesem Bereich mehrfach die Ebenen, auf denen abstrahiert, modelliert und programmiert wurde.In den 1970er Jahren waren noch Lochkarten- und Lochbandsysteme mit einer direkten Adressierung von Speicheroperationen und prozessorspezifischen Assemblersprachen verbreitet. Das dort auftretende Problem zu großer Komplexität wurde durch die Einführung von Programmiersprachen auf höherem Abstraktionsniveau gelöst, wozu drei wesentliche konzeptionelle Zutaten erforderlich waren:</text:span></text:p>
        <text:list xml:id="list3729651311" text:style-name="L10">
          <text:list-item>
            <text:p text:style-name="P4"><text:soft-page-break/><text:span text:style-name="T9">Ein allgemeines Hochsprachenkonzept, dessen Artefakte sich in Assemblerprogramm übersetzen lassen.</text:span></text:p>
          </text:list-item>
          <text:list-item>
            <text:p text:style-name="P11">Werkzeuge (Interpreter und Compiler), welche diese Übersetzungen für verschiedene Hochsprachen praktisch ausführen.</text:p>
          </text:list-item>
          <text:list-item>
            <text:p text:style-name="P11">Automatisierte Ablaufumgebungen (Betriebssysteme), in denen sich hardwarespezifisch diese <text:span text:style-name="T2">Digitalisate </text:span>ausführen lassen.</text:p>
          </text:list-item>
        </text:list>
        <text:p text:style-name="P10">Mit der <text:span text:style-name="T2">Java Virtual Machine </text:span>wurde Mitte der 1990er Jahre ein weiteres Komplexitätsproblem gelöst. Die Komplexität der bis dahin erforderlichen Vielfalt hardwarespezifischer Werkzeuge wurde durch die Einführung einer weiteren sprachlichen Abstraktionsebene zwischen Assembler und Hochsprache, den <text:span text:style-name="T2">Java Bytecode</text:span>, vereinfacht. Die umfangreichen Entwicklungswerkzeuge für Java und die entwickelten Standardbibliotheken arbeiten auf dieser „virtuellen Maschine“ zusammen, die hardwarespezifischen Werkzeuge verarbeiten nur noch den Bytecode. </text:p>
        <text:p text:style-name="P3"><text:span text:style-name="T9">Diese Standardisierungen im Gebrauch computersprachlicher Werkzeuge sind Ergebnis eines umfassenden Austausch- und Diskussionsprozesses einer Open Source Community, deren Wurzeln bis in die 19</text:span><text:span text:style-name="T17">8</text:span><text:span text:style-name="T9">0er Jahre zurückgehen. Open Source ist hier nicht aus ideologischen Gründen wichtig, sondern aus rein funktionalen – die Erfahrungen anderer müssen studiert, ausgewertet und verallgemeinert werden, </text:span><text:span text:style-name="T10">um das Puzzle zusammenzuetzen</text:span><text:span text:style-name="T9">. Die Entwicklungserfordernisse sind inhärent kooperativer Natur, </text:span><text:span text:style-name="T10">die mit Geheimhaltung und IPR verbundenen Aus- und Abgrenzungen wirken sich komplett kontraproduktiv aus. Nach 2000 hatten sich diese ingenieur-technischen Bedürfnisse bis in Managementkreise herumgesprochen, und Henry Ches</text:span><text:span text:style-name="T11">brough wird mit dem Titel des gleichnamigen Buchs 2003 die „Erfindung“ des Begriffs „Open Innovation“ zugeschrieben. Der Versuch der Überetragung jenes kulturellen Paradigmas in die kulturell vollkommen anders geprägte unternehmerische „Welt“ ist allerdings bisher nicht wirklich gelungen wie die schnell wechselnden Konzepte einer Innovation 2.0 bis 4.0 (</text:span><text:span text:style-name="T13">Stelian Brad, </text:span><text:span text:style-name="T11">Folie </text:span><text:span text:style-name="T13">1</text:span><text:span text:style-name="T11">6) zeigen.</text:span></text:p>
        <text:p text:style-name="P5"><text:span text:style-name="T11">Jene Welt gemeinsamer Programmierstandards hat allerdings nach 2000 zu einer neuen Welt von Unübersichtlichkeit geführt – lohnt es, jedes Programm selbst zu schreiben oder gibt es Optionen der Nachnutzung von schon Vorhandenem? </text:span><text:span text:style-name="T12">Die neue Unübersichtlichkeit bezog sich nicht nur auf die Frage, was es alles schon gibt, sondern auch auf die Frage, wie einfach es ist, Dinge zusammenzufügen, die ursprünglich für dieses Zusammenfügen nicht gedacht waren. Dieses Problem von Software-Komponenten-Architekturen und Wege zu dessen Lösung stellte </text:span><text:span text:style-name="T6">Hans-Gert Gräbe </text:span><text:span text:style-name="T12">in seiner Präsentation vor. Er ging dabei auf Wege der Formung von Komponentenwelten ein, die sich um konkrete Kompositionskonzepte herum konstituieren (als Beispiel wurde auf CORBA eingegangen), sparte aber aus, dass sich dabei die Welt der Programmierer weiter parzelliert. Waren es vorher die Welten von in verschiedenen Programmiersprachen geschriebener Komponenten, die wenig kompatibel untereinander waren, so sind es nun die Welten verschiedener Plattformkonzepte innerhalb ein und derselben Programmiersprache. Höhe der Abstraktion und damit Beherrschung eines höheren Grads von Komplexität wird durch Spezialisierung erreicht – allerdings nicht durch domänenzentrierte Spezialisierung, sondern durch weitere Verfeinerung der Konzepte und Werkzeuge.</text:span></text:p>
        <text:p text:style-name="P12">Mit dem .NET-Konzept gibt es inzwischen gewichtige Ansätze, diese auseinander driftenden Welten wieder enger zusammenzuführen. <text:span text:style-name="T13">Die Beschreibung damit verbundener Management- und Prozesserfahrungen greift dabei immer stärker auf das Konzept eines (technischen, energetischen, software-technischen usw.) </text:span><text:span text:style-name="T7">Ökosystems </text:span><text:span text:style-name="T13">zurück. Hier treffen sich die Vision einer „culture of polycentric agile strategic alliances“ (Stelian Brad, Folie 17) </text:span><text:span text:style-name="T14">mit dem „Triumph des Anarchismus“ und dem „Tod des Copyrights“, wie es </text:span><text:a xlink:type="simple" xlink:href="https://doi.org/10.5210/fm.v4i8.684" text:style-name="Internet_20_link" text:visited-style-name="Visited_20_Internet_20_Link"><text:span text:style-name="T14">Eben Moglen schon 1999 vorausgesagt hat</text:span></text:a><text:span text:style-name="T14">. </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08:43:15.549174267</meta:creation-date>
    <dc:date>2021-02-11T16:08:35.395660504</dc:date>
    <meta:editing-duration>PT4H4M4S</meta:editing-duration>
    <meta:editing-cycles>9</meta:editing-cycles>
    <meta:generator>LibreOffice/6.4.6.2$Linux_X86_64 LibreOffice_project/40$Build-2</meta:generator>
    <meta:document-statistic meta:table-count="0" meta:image-count="0" meta:object-count="0" meta:page-count="2" meta:paragraph-count="19" meta:word-count="892" meta:character-count="7097" meta:non-whitespace-character-count="6217"/>
  </office:meta>
</office:document-meta>
</file>